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3346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1.24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0.9957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1.3591in"/>
    </style:style>
    <style:style style:name="co10" style:family="table-column">
      <style:table-column-properties fo:break-before="auto" style:column-width="1.4035in"/>
    </style:style>
    <style:style style:name="co11" style:family="table-column">
      <style:table-column-properties fo:break-before="auto" style:column-width="1.128in"/>
    </style:style>
    <style:style style:name="co12" style:family="table-column">
      <style:table-column-properties fo:break-before="auto" style:column-width="0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4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8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5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6" table:default-cell-style-name="ce8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12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5" table:number-rows-spanned="1">
            <text:p>Version 0 “Simplest Implementation”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Constants</text:p>
          </table:table-cell>
          <table:covered-table-cell/>
          <table:table-cell/>
          <table:table-cell table:style-name="Default"/>
          <table:table-cell table:style-name="ce5" office:value-type="string" calcext:value-type="string" table:number-columns-spanned="2" table:number-rows-spanned="1">
            <text:p>Single Threaded Benchmark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Multi Threaded Benchmark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steps per run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Default" office:value-type="string" calcext:value-type="string">
            <text:p>Total Runs</text:p>
          </table:table-cell>
          <table:table-cell table:style-name="Default" office:value-type="string" calcext:value-type="string">
            <text:p>Real Time</text:p>
          </table:table-cell>
          <table:table-cell table:style-name="Default" office:value-type="string" calcext:value-type="string">
            <text:p>CPU Time</text:p>
          </table:table-cell>
          <table:table-cell table:style-name="Default" office:value-type="string" calcext:value-type="string">
            <text:p>Real Time</text:p>
          </table:table-cell>
          <table:table-cell table:style-name="Default" office:value-type="string" calcext:value-type="string">
            <text:p>CPU Ti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of thread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277470" calcext:value-type="float">
            <text:p>1.28E+06</text:p>
          </table:table-cell>
          <table:table-cell table:style-name="ce9" office:value-type="float" office:value="1258990" calcext:value-type="float">
            <text:p>1.26E+06</text:p>
          </table:table-cell>
          <table:table-cell office:value-type="float" office:value="342729" calcext:value-type="float">
            <text:p>342729</text:p>
          </table:table-cell>
          <table:table-cell office:value-type="float" office:value="342316" calcext:value-type="float">
            <text:p>3423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style-name="ce9" office:value-type="float" office:value="2644420" calcext:value-type="float">
            <text:p>2.64E+06</text:p>
          </table:table-cell>
          <table:table-cell table:style-name="ce9" office:value-type="float" office:value="2621860" calcext:value-type="float">
            <text:p>2.62E+06</text:p>
          </table:table-cell>
          <table:table-cell office:value-type="float" office:value="686468" calcext:value-type="float">
            <text:p>686468</text:p>
          </table:table-cell>
          <table:table-cell office:value-type="float" office:value="685612" calcext:value-type="float">
            <text:p>6856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style-name="ce9" office:value-type="float" office:value="5316910" calcext:value-type="float">
            <text:p>5.32E+06</text:p>
          </table:table-cell>
          <table:table-cell table:style-name="ce9" office:value-type="float" office:value="5268630" calcext:value-type="float">
            <text:p>5.27E+06</text:p>
          </table:table-cell>
          <table:table-cell table:style-name="ce9" office:value-type="float" office:value="1379380" calcext:value-type="float">
            <text:p>1.38E+06</text:p>
          </table:table-cell>
          <table:table-cell table:style-name="ce9" office:value-type="float" office:value="1377260" calcext:value-type="float">
            <text:p>1.38E+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style-name="ce9" office:value-type="float" office:value="10640200" calcext:value-type="float">
            <text:p>1.06E+07</text:p>
          </table:table-cell>
          <table:table-cell table:style-name="ce9" office:value-type="float" office:value="10519300" calcext:value-type="float">
            <text:p>1.05E+07</text:p>
          </table:table-cell>
          <table:table-cell table:style-name="ce9" office:value-type="float" office:value="2730770" calcext:value-type="float">
            <text:p>2.73E+06</text:p>
          </table:table-cell>
          <table:table-cell table:style-name="ce9" office:value-type="float" office:value="2727180" calcext:value-type="float">
            <text:p>2.73E+0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1024" calcext:value-type="float">
            <text:p>1024</text:p>
          </table:table-cell>
          <table:table-cell table:style-name="ce9" office:value-type="float" office:value="21050700" calcext:value-type="float">
            <text:p>2.11E+07</text:p>
          </table:table-cell>
          <table:table-cell table:style-name="ce9" office:value-type="float" office:value="20898900" calcext:value-type="float">
            <text:p>2.09E+07</text:p>
          </table:table-cell>
          <table:table-cell table:style-name="ce9" office:value-type="float" office:value="5458860" calcext:value-type="float">
            <text:p>5.46E+06</text:p>
          </table:table-cell>
          <table:table-cell table:style-name="ce9" office:value-type="float" office:value="5450860" calcext:value-type="float">
            <text:p>5.45E+06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4"/>
          <table:table-cell office:value-type="float" office:value="2048" calcext:value-type="float">
            <text:p>2048</text:p>
          </table:table-cell>
          <table:table-cell table:style-name="ce9" office:value-type="float" office:value="41525800" calcext:value-type="float">
            <text:p>4.15E+07</text:p>
          </table:table-cell>
          <table:table-cell table:style-name="ce9" office:value-type="float" office:value="41280300" calcext:value-type="float">
            <text:p>4.13E+07</text:p>
          </table:table-cell>
          <table:table-cell table:style-name="ce9" office:value-type="float" office:value="10877700" calcext:value-type="float">
            <text:p>1.09E+07</text:p>
          </table:table-cell>
          <table:table-cell table:style-name="ce9" office:value-type="float" office:value="10864100" calcext:value-type="float">
            <text:p>1.09E+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96" calcext:value-type="float">
            <text:p>4096</text:p>
          </table:table-cell>
          <table:table-cell table:style-name="ce9" office:value-type="float" office:value="84883500" calcext:value-type="float">
            <text:p>8.49E+07</text:p>
          </table:table-cell>
          <table:table-cell table:style-name="ce9" office:value-type="float" office:value="84349800" calcext:value-type="float">
            <text:p>8.43E+07</text:p>
          </table:table-cell>
          <table:table-cell table:style-name="ce9" office:value-type="float" office:value="22102300" calcext:value-type="float">
            <text:p>2.21E+07</text:p>
          </table:table-cell>
          <table:table-cell table:style-name="ce9" office:value-type="float" office:value="22073400" calcext:value-type="float">
            <text:p>2.21E+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92" calcext:value-type="float">
            <text:p>8192</text:p>
          </table:table-cell>
          <table:table-cell table:style-name="ce9" office:value-type="float" office:value="166591000" calcext:value-type="float">
            <text:p>1.67E+08</text:p>
          </table:table-cell>
          <table:table-cell table:style-name="ce9" office:value-type="float" office:value="164275000" calcext:value-type="float">
            <text:p>1.64E+08</text:p>
          </table:table-cell>
          <table:table-cell table:style-name="ce9" office:value-type="float" office:value="44948800" calcext:value-type="float">
            <text:p>4.49E+07</text:p>
          </table:table-cell>
          <table:table-cell table:style-name="ce9" office:value-type="float" office:value="44868000" calcext:value-type="float">
            <text:p>4.49E+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384" calcext:value-type="float">
            <text:p>16384</text:p>
          </table:table-cell>
          <table:table-cell table:style-name="ce9" office:value-type="float" office:value="329503000" calcext:value-type="float">
            <text:p>3.30E+08</text:p>
          </table:table-cell>
          <table:table-cell table:style-name="ce9" office:value-type="float" office:value="324883000" calcext:value-type="float">
            <text:p>3.25E+08</text:p>
          </table:table-cell>
          <table:table-cell table:style-name="ce9" office:value-type="float" office:value="88200600" calcext:value-type="float">
            <text:p>8.82E+07</text:p>
          </table:table-cell>
          <table:table-cell table:style-name="ce9" office:value-type="float" office:value="88089400" calcext:value-type="float">
            <text:p>8.81E+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768" calcext:value-type="float">
            <text:p>32768</text:p>
          </table:table-cell>
          <table:table-cell table:style-name="ce9" office:value-type="float" office:value="670645000" calcext:value-type="float">
            <text:p>6.71E+08</text:p>
          </table:table-cell>
          <table:table-cell table:style-name="ce9" office:value-type="float" office:value="660863000" calcext:value-type="float">
            <text:p>6.61E+08</text:p>
          </table:table-cell>
          <table:table-cell table:style-name="ce9" office:value-type="float" office:value="181883000" calcext:value-type="float">
            <text:p>1.82E+08</text:p>
          </table:table-cell>
          <table:table-cell table:style-name="ce9" office:value-type="float" office:value="181657000" calcext:value-type="float">
            <text:p>1.82E+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5536" calcext:value-type="float">
            <text:p>65536</text:p>
          </table:table-cell>
          <table:table-cell table:style-name="ce9" office:value-type="float" office:value="1328970000" calcext:value-type="float">
            <text:p>1.33E+09</text:p>
          </table:table-cell>
          <table:table-cell table:style-name="ce9" office:value-type="float" office:value="1323640000" calcext:value-type="float">
            <text:p>1.32E+09</text:p>
          </table:table-cell>
          <table:table-cell table:style-name="ce9" office:value-type="float" office:value="363487000" calcext:value-type="float">
            <text:p>3.63E+08</text:p>
          </table:table-cell>
          <table:table-cell table:style-name="ce9" office:value-type="float" office:value="362985000" calcext:value-type="float">
            <text:p>3.63E+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1072" calcext:value-type="float">
            <text:p>131072</text:p>
          </table:table-cell>
          <table:table-cell table:style-name="ce9" office:value-type="float" office:value="2665580000" calcext:value-type="float">
            <text:p>2.67E+09</text:p>
          </table:table-cell>
          <table:table-cell table:style-name="ce9" office:value-type="float" office:value="2659800000" calcext:value-type="float">
            <text:p>2.66E+09</text:p>
          </table:table-cell>
          <table:table-cell table:style-name="ce9" office:value-type="float" office:value="734353000" calcext:value-type="float">
            <text:p>7.34E+08</text:p>
          </table:table-cell>
          <table:table-cell table:style-name="ce9" office:value-type="float" office:value="726631000" calcext:value-type="float">
            <text:p>7.27E+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2144" calcext:value-type="float">
            <text:p>262144</text:p>
          </table:table-cell>
          <table:table-cell table:style-name="ce9" office:value-type="float" office:value="5309280000" calcext:value-type="float">
            <text:p>5.31E+09</text:p>
          </table:table-cell>
          <table:table-cell table:style-name="ce9" office:value-type="float" office:value="5273380000" calcext:value-type="float">
            <text:p>5.27E+09</text:p>
          </table:table-cell>
          <table:table-cell table:style-name="ce9" office:value-type="float" office:value="1459790000" calcext:value-type="float">
            <text:p>1.46E+09</text:p>
          </table:table-cell>
          <table:table-cell table:style-name="ce9" office:value-type="float" office:value="1449210000" calcext:value-type="float">
            <text:p>1.45E+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24288" calcext:value-type="float">
            <text:p>524288</text:p>
          </table:table-cell>
          <table:table-cell table:style-name="ce9" office:value-type="float" office:value="10644400000" calcext:value-type="float">
            <text:p>1.06E+10</text:p>
          </table:table-cell>
          <table:table-cell table:style-name="ce9" office:value-type="float" office:value="10494400000" calcext:value-type="float">
            <text:p>1.05E+10</text:p>
          </table:table-cell>
          <table:table-cell table:style-name="ce9" office:value-type="float" office:value="2917740000" calcext:value-type="float">
            <text:p>2.92E+09</text:p>
          </table:table-cell>
          <table:table-cell table:style-name="ce9" office:value-type="float" office:value="2880620000" calcext:value-type="float">
            <text:p>2.88E+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00000" calcext:value-type="float">
            <text:p>1000000</text:p>
          </table:table-cell>
          <table:table-cell table:style-name="ce9" office:value-type="float" office:value="20230800000" calcext:value-type="float">
            <text:p>2.02E+10</text:p>
          </table:table-cell>
          <table:table-cell table:style-name="ce9" office:value-type="float" office:value="20054900000" calcext:value-type="float">
            <text:p>2.01E+10</text:p>
          </table:table-cell>
          <table:table-cell table:style-name="ce9" office:value-type="float" office:value="5549740000" calcext:value-type="float">
            <text:p>5.55E+09</text:p>
          </table:table-cell>
          <table:table-cell table:style-name="ce9" office:value-type="float" office:value="5536600000" calcext:value-type="float">
            <text:p>5.54E+09</text:p>
          </table:table-cell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2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 style:data-style-name="N2" text:time-value="15:13:18.3040354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21:40:11.628950679</meta:creation-date>
    <dc:date>2026-02-22T15:32:26.523007862</dc:date>
    <meta:editing-duration>PT36M58S</meta:editing-duration>
    <meta:editing-cycles>7</meta:editing-cycles>
    <meta:generator>LibreOffice/25.8.4.2$Linux_X86_64 LibreOffice_project/580$Build-2</meta:generator>
    <meta:document-statistic meta:table-count="1" meta:cell-count="88" meta:object-count="0"/>
  </office:meta>
</office:document-meta>
</file>